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15%"/>
      <style:text-properties fo:font-size="14pt" style:font-size-asian="14pt" style:font-size-complex="14pt"/>
    </style:style>
    <style:style style:name="P2" style:family="paragraph" style:parent-style-name="Standard">
      <style:paragraph-properties fo:margin-top="0in" fo:margin-bottom="0.139in" style:contextual-spacing="false" fo:line-height="115%"/>
      <style:text-properties fo:font-size="14pt" officeooo:rsid="001ac663" officeooo:paragraph-rsid="001ac663" style:font-size-asian="14pt" style:font-size-complex="14pt"/>
    </style:style>
    <style:style style:name="P3" style:family="paragraph" style:parent-style-name="Standard">
      <style:paragraph-properties fo:margin-top="0in" fo:margin-bottom="0.139in" style:contextual-spacing="false" fo:line-height="115%"/>
      <style:text-properties fo:font-size="14pt" officeooo:rsid="001ac663" officeooo:paragraph-rsid="001c7926" style:font-size-asian="14pt" style:font-size-complex="14pt"/>
    </style:style>
    <style:style style:name="P4" style:family="paragraph" style:parent-style-name="Standard">
      <style:paragraph-properties fo:margin-top="0in" fo:margin-bottom="0.139in" style:contextual-spacing="false" fo:line-height="115%"/>
      <style:text-properties fo:font-size="14pt" officeooo:rsid="001ac663" officeooo:paragraph-rsid="001d4896" style:font-size-asian="14pt" style:font-size-complex="14pt"/>
    </style:style>
    <style:style style:name="P5" style:family="paragraph" style:parent-style-name="Standard">
      <style:paragraph-properties fo:margin-top="0in" fo:margin-bottom="0.139in" style:contextual-spacing="false" fo:line-height="115%"/>
      <style:text-properties fo:font-size="14pt" officeooo:rsid="001c7926" officeooo:paragraph-rsid="001c7926" style:font-size-asian="14pt" style:font-size-complex="14pt"/>
    </style:style>
    <style:style style:name="P6" style:family="paragraph" style:parent-style-name="Standard">
      <style:paragraph-properties fo:margin-top="0in" fo:margin-bottom="0.139in" style:contextual-spacing="false" fo:line-height="115%"/>
      <style:text-properties fo:font-size="14pt" officeooo:rsid="001c7926" officeooo:paragraph-rsid="001d4896" style:font-size-asian="14pt" style:font-size-complex="14pt"/>
    </style:style>
    <style:style style:name="P7" style:family="paragraph" style:parent-style-name="Standard">
      <style:paragraph-properties fo:margin-top="0in" fo:margin-bottom="0.139in" style:contextual-spacing="false" fo:line-height="115%"/>
      <style:text-properties fo:font-size="14pt" officeooo:rsid="001d4896" officeooo:paragraph-rsid="001d4896" style:font-size-asian="14pt" style:font-size-complex="14pt"/>
    </style:style>
    <style:style style:name="P8" style:family="paragraph" style:parent-style-name="Standard">
      <style:paragraph-properties fo:margin-top="0in" fo:margin-bottom="0.139in" style:contextual-spacing="false" fo:line-height="115%"/>
      <style:text-properties fo:font-size="14pt" officeooo:rsid="001dc7e0" officeooo:paragraph-rsid="001dc7e0" style:font-size-asian="14pt" style:font-size-complex="14pt"/>
    </style:style>
    <style:style style:name="P9" style:family="paragraph" style:parent-style-name="Standard">
      <style:paragraph-properties fo:margin-top="0in" fo:margin-bottom="0.139in" style:contextual-spacing="false" fo:line-height="115%"/>
      <style:text-properties fo:font-size="14pt" officeooo:rsid="001ec7a3" officeooo:paragraph-rsid="001ec7a3" style:font-size-asian="14pt" style:font-size-complex="14pt"/>
    </style:style>
    <style:style style:name="P10" style:family="paragraph" style:parent-style-name="Standard">
      <style:paragraph-properties fo:margin-top="0in" fo:margin-bottom="0.139in" style:contextual-spacing="false" fo:line-height="115%"/>
      <style:text-properties fo:font-size="14pt" officeooo:rsid="002215fb" officeooo:paragraph-rsid="002215fb" style:font-size-asian="14pt" style:font-size-complex="14pt"/>
    </style:style>
    <style:style style:name="P11" style:family="paragraph" style:parent-style-name="Standard">
      <style:paragraph-properties fo:margin-top="0in" fo:margin-bottom="0.139in" style:contextual-spacing="false" fo:line-height="115%"/>
      <style:text-properties fo:font-size="14pt" officeooo:rsid="0024efa7" officeooo:paragraph-rsid="0024efa7" style:font-size-asian="14pt" style:font-size-complex="14pt"/>
    </style:style>
    <style:style style:name="P12" style:family="paragraph" style:parent-style-name="Standard">
      <style:paragraph-properties fo:margin-top="0in" fo:margin-bottom="0.139in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in" fo:margin-bottom="0.139in" style:contextual-spacing="false" fo:line-height="115%"/>
      <style:text-properties style:font-name="Calibri" fo:font-size="14pt" fo:language="en" fo:country="none" officeooo:rsid="001dc7e0" officeooo:paragraph-rsid="001ec7a3" style:font-size-asian="14pt" style:font-size-complex="14pt"/>
    </style:style>
    <style:style style:name="P14" style:family="paragraph" style:parent-style-name="Standard">
      <style:paragraph-properties fo:margin-top="0in" fo:margin-bottom="0.139in" style:contextual-spacing="false" fo:line-height="115%"/>
      <style:text-properties style:font-name="Calibri" fo:font-size="14pt" fo:language="en" fo:country="none" officeooo:rsid="001ec7a3" officeooo:paragraph-rsid="001ec7a3" style:font-size-asian="14pt" style:font-size-complex="14pt"/>
    </style:style>
    <style:style style:name="P15" style:family="paragraph" style:parent-style-name="Standard">
      <style:paragraph-properties fo:margin-top="0in" fo:margin-bottom="0.139in" style:contextual-spacing="false" fo:line-height="115%"/>
      <style:text-properties style:font-name="Calibri" fo:font-size="14pt" fo:language="en" fo:country="none" fo:font-weight="normal" officeooo:rsid="001ec7a3" officeooo:paragraph-rsid="001ec7a3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top="0in" fo:margin-bottom="0.139in" style:contextual-spacing="false" fo:line-height="115%"/>
      <style:text-properties style:font-name="Calibri" fo:font-size="14pt" fo:language="en" fo:country="none" fo:font-weight="normal" officeooo:rsid="002215fb" officeooo:paragraph-rsid="002215fb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top="0in" fo:margin-bottom="0.139in" style:contextual-spacing="false" fo:line-height="115%"/>
      <style:text-properties style:font-name="Calibri" fo:font-size="14pt" fo:language="en" fo:country="none" fo:font-weight="normal" officeooo:rsid="00233400" officeooo:paragraph-rsid="00233400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top="0in" fo:margin-bottom="0.139in" style:contextual-spacing="false" fo:line-height="115%"/>
      <style:text-properties style:font-name="Calibri" fo:font-size="14pt" fo:language="en" fo:country="none" fo:font-weight="normal" officeooo:rsid="00249b91" officeooo:paragraph-rsid="00249b91" style:font-size-asian="14pt" style:font-weight-asian="normal" style:font-size-complex="14pt" style:font-weight-complex="normal"/>
    </style:style>
    <style:style style:name="T1" style:family="text">
      <style:text-properties style:font-name="Calibri" fo:language="en" fo:country="none"/>
    </style:style>
    <style:style style:name="T2" style:family="text">
      <style:text-properties style:font-name="Calibri" fo:language="en" fo:country="none" fo:font-weight="bold" style:font-weight-asian="bold" style:font-weight-complex="bold"/>
    </style:style>
    <style:style style:name="T3" style:family="text">
      <style:text-properties style:font-name="Calibri" fo:language="en" fo:country="none" fo:font-weight="bold" officeooo:rsid="001c7926" style:font-weight-asian="bold" style:font-weight-complex="bold"/>
    </style:style>
    <style:style style:name="T4" style:family="text">
      <style:text-properties style:font-name="Calibri" fo:language="en" fo:country="none" fo:font-weight="bold" officeooo:rsid="001d4896" style:font-weight-asian="bold" style:font-weight-complex="bold"/>
    </style:style>
    <style:style style:name="T5" style:family="text">
      <style:text-properties style:font-name="Calibri" fo:language="en" fo:country="none" officeooo:rsid="001ac663"/>
    </style:style>
    <style:style style:name="T6" style:family="text">
      <style:text-properties style:font-name="Calibri" fo:language="en" fo:country="none" officeooo:rsid="001c7926"/>
    </style:style>
    <style:style style:name="T7" style:family="text">
      <style:text-properties style:font-name="Calibri" fo:language="en" fo:country="none" officeooo:rsid="001d4896"/>
    </style:style>
    <style:style style:name="T8" style:family="text">
      <style:text-properties style:font-name="Calibri" fo:language="en" fo:country="none" officeooo:rsid="00219a52"/>
    </style:style>
    <style:style style:name="T9" style:family="text">
      <style:text-properties style:font-name="Calibri" fo:language="en" fo:country="none" officeooo:rsid="002215fb"/>
    </style:style>
    <style:style style:name="T10" style:family="text">
      <style:text-properties style:font-name="Calibri" fo:language="en" fo:country="none" officeooo:rsid="00249b91"/>
    </style:style>
    <style:style style:name="T11" style:family="text">
      <style:text-properties fo:language="en" fo:country="non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ec7a3"/>
    </style:style>
    <style:style style:name="T14" style:family="text">
      <style:text-properties officeooo:rsid="00219a52"/>
    </style:style>
    <style:style style:name="T15" style:family="text">
      <style:text-properties officeooo:rsid="002215fb"/>
    </style:style>
    <style:style style:name="T16" style:family="text">
      <style:text-properties officeooo:rsid="00249b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0">T</text:span><text:span text:style-name="T1">opics: operator overlaoding, references, dynamic objects, scope resolution operator, function overloading , constructor overloading, copy constructor, overloading copy constructor.</text:span></text:p>
      <text:p text:style-name="P1"><text:span text:style-name="T10"/></text:p>
      <text:p text:style-name="P1"><text:span text:style-name="T10">Q</text:span><text:span text:style-name="T1">1- </text:span><text:span text:style-name="T2">On Friend Function -</text:span></text:p>
      <text:p text:style-name="P1"><text:span text:style-name="T1"><text:s/>Create <text:s/>these three classes - student, lib, degree.</text:span></text:p>
      <text:p text:style-name="P12"><text:span text:style-name="T1">variables:</text:span></text:p>
      <text:p text:style-name="P1"><text:span text:style-name="T1">student will have these variables : rn, m1,m2</text:span></text:p>
      <text:p text:style-name="P1"><text:span text:style-name="T1">lib will have these variables: numofbooks</text:span></text:p>
      <text:p text:style-name="P1"><text:span text:style-name="T1">degree will have these variables: char award_degree;</text:span></text:p>
      <text:p text:style-name="P12"><text:span text:style-name="T1">Functions:</text:span></text:p>
      <text:p text:style-name="P1"><text:span text:style-name="T1">Create set fun in all these classes. </text:span></text:p>
      <text:p text:style-name="P2"><text:span text:style-name="T1">Create a fun get in all these classes.</text:span></text:p>
      <text:p text:style-name="P12"><text:span text:style-name="T1">objects:</text:span></text:p>
      <text:p text:style-name="P1"><text:span text:style-name="T1">Create student_obj and assign value 1,45,60</text:span></text:p>
      <text:p text:style-name="P1"><text:span text:style-name="T1">Create lib_obj and assign value 2</text:span></text:p>
      <text:p text:style-name="P1"><text:span text:style-name="T1">Create degree_obj and do not assign any value.</text:span></text:p>
      <text:p text:style-name="P12"><text:span text:style-name="T1">Friend function:</text:span></text:p>
      <text:p text:style-name="P1"><text:span text:style-name="T1">create a friend fun "check". This friend fun will be called </text:span><text:span text:style-name="T5">like this </text:span></text:p>
      <text:p text:style-name="P2"><text:span text:style-name="T1">degree_obj = check(student_obj, lib_obj);</text:span></text:p>
      <text:p text:style-name="P2"><text:span text:style-name="T1">degree_obj.get(); // this will print ‘y’ or ‘n’ </text:span></text:p>
      <text:p text:style-name="P2"><text:span text:style-name="T1">It will check if total marks &gt;50 <text:s/>in student_obj <text:s/>and numofbooks == 0 in lib_obj. If yes, then it will set award_degree =’y’ in degree_obj.</text:span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/></text:p>
      <text:p text:style-name="P9"><text:span text:style-name="T1">Q2- What is operator overloading? Which function is used for operator overloading? Why is operator overloading done ?</text:span></text:p>
      <text:p text:style-name="P3"><text:span text:style-name="T1"/></text:p>
      <text:p text:style-name="P3"><text:span text:style-name="T1">Q</text:span><text:span text:style-name="T8">3</text:span><text:span text:style-name="T1">- </text:span><text:span text:style-name="T3">On operator overloading</text:span><text:span text:style-name="T1"> <text:s/></text:span><text:span text:style-name="T7">using member operator function</text:span></text:p>
      <text:p text:style-name="P3"><text:span text:style-name="T6">Create a class student. Write a program to overload + , = , pre-increment, post-increment operators for this class using member </text:span><text:span text:style-name="T7">operator</text:span><text:span text:style-name="T6"> function.</text:span></text:p>
      <text:p text:style-name="P5"><text:span text:style-name="T1">Inside main create three objects and do these operations.</text:span></text:p>
      <text:p text:style-name="P5"><text:span text:style-name="T7">Obj1.set(</text:span><text:span text:style-name="T1">1,20,30</text:span><text:span text:style-name="T7">);</text:span></text:p>
      <text:p text:style-name="P5"><text:span text:style-name="T7">obj2.set(</text:span><text:span text:style-name="T1">2, 5, 6</text:span><text:span text:style-name="T7">);</text:span></text:p>
      <text:p text:style-name="P5"><text:span text:style-name="T1">Create obj3;</text:span></text:p>
      <text:p text:style-name="P5"><text:span text:style-name="T1">obj3= obj1+obj2;</text:span></text:p>
      <text:p text:style-name="P5"><text:span text:style-name="T1">obj3.get();</text:span></text:p>
      <text:p text:style-name="P5"><text:span text:style-name="T1">obj3=obj2=obj1;</text:span></text:p>
      <text:p text:style-name="P5"><text:span text:style-name="T1">obj3.get();</text:span></text:p>
      <text:p text:style-name="P5"><text:span text:style-name="T1">obj3 = ++obj2;</text:span></text:p>
      <text:p text:style-name="P5"><text:span text:style-name="T1">obj3.get()</text:span></text:p>
      <text:p text:style-name="P5"><text:span text:style-name="T1">obj2.get()</text:span></text:p>
      <text:p text:style-name="P5"><text:span text:style-name="T1">obj3 = obj2++;</text:span></text:p>
      <text:p text:style-name="P5"><text:span text:style-name="T1">obj3.get();</text:span></text:p>
      <text:p text:style-name="P5"><text:span text:style-name="T1">obj2.get();</text:span></text:p>
      <text:p text:style-name="P5"><text:span text:style-name="T1"/></text:p>
      <text:p text:style-name="P4"><text:soft-page-break/><text:span text:style-name="T1">Q</text:span><text:span text:style-name="T8">4</text:span><text:span text:style-name="T1">- </text:span><text:span text:style-name="T3">On operator overloading</text:span><text:span text:style-name="T1"> </text:span><text:span text:style-name="T7">using friend operator function</text:span></text:p>
      <text:p text:style-name="P4"><text:span text:style-name="T6">Create a class student. Write a program to overload +, pre-increment, post-increment operators for this class using </text:span><text:span text:style-name="T7">a </text:span><text:span text:style-name="T4">friend operator</text:span><text:span text:style-name="T3"> function. </text:span></text:p>
      <text:p text:style-name="P7"><text:span text:style-name="T3">N</text:span><text:span text:style-name="T2">ote: In this question a friend operator function is used for a single class. But it can be used for more than one class.</text:span></text:p>
      <text:p text:style-name="P6"><text:span text:style-name="T1">Inside main create three objects and do these operations.</text:span></text:p>
      <text:p text:style-name="P6"><text:span text:style-name="T7">Obj1.set(</text:span><text:span text:style-name="T1">1,20,30</text:span><text:span text:style-name="T7">);</text:span></text:p>
      <text:p text:style-name="P6"><text:span text:style-name="T7">obj2.set(</text:span><text:span text:style-name="T1">2, 5, 6</text:span><text:span text:style-name="T7">);</text:span></text:p>
      <text:p text:style-name="P6"><text:span text:style-name="T1">Create obj3;</text:span></text:p>
      <text:p text:style-name="P6"><text:span text:style-name="T1">obj3= obj1+obj2;</text:span></text:p>
      <text:p text:style-name="P6"><text:span text:style-name="T1">obj3.get();</text:span></text:p>
      <text:p text:style-name="P6"><text:span text:style-name="T1">obj3=obj2=obj1;</text:span></text:p>
      <text:p text:style-name="P6"><text:span text:style-name="T1">obj3.get();</text:span></text:p>
      <text:p text:style-name="P6"><text:span text:style-name="T1">obj3 = ++obj2;</text:span></text:p>
      <text:p text:style-name="P6"><text:span text:style-name="T1">obj3.get()</text:span></text:p>
      <text:p text:style-name="P6"><text:span text:style-name="T1">obj2.get()</text:span></text:p>
      <text:p text:style-name="P6"><text:span text:style-name="T1">obj3 = obj2++;</text:span></text:p>
      <text:p text:style-name="P6"><text:span text:style-name="T1">obj3.get();</text:span></text:p>
      <text:p text:style-name="P6"><text:span text:style-name="T1">obj2.get();</text:span></text:p>
      <text:p text:style-name="P6"><text:span text:style-name="T1"/></text:p>
      <text:p text:style-name="P8"><text:span text:style-name="T1">Q</text:span><text:span text:style-name="T8">5</text:span><text:span text:style-name="T1">- What are</text:span><text:span text:style-name="T2"> references </text:span><text:span text:style-name="T1">in C++ ? What is the difference between a reference and a pointer ? Give an example of how you will create a reference for a variable in c++ ?</text:span></text:p>
      <text:p text:style-name="P8"><text:span text:style-name="T1"/></text:p>
      <text:p text:style-name="P8"><text:soft-page-break/><text:span text:style-name="T1">Q</text:span><text:span text:style-name="T8">6</text:span><text:span text:style-name="T1">- WAP to swap two variables using </text:span><text:span text:style-name="T2">Call by value, Call by address, and Call by Reference ?</text:span></text:p>
      <text:p text:style-name="P9"><text:span text:style-name="T1">Q</text:span><text:span text:style-name="T8">7</text:span><text:span text:style-name="T1">- What are dynamic objects? In how many ways can you create Dynamic objects in C++ ?</text:span></text:p>
      <text:p text:style-name="P8"><text:span text:style-name="T1">Q</text:span><text:span text:style-name="T8">8</text:span><text:span text:style-name="T1">- On </text:span><text:span text:style-name="T2">Dynamic Objects using new operator.</text:span></text:p>
      <text:p text:style-name="P8"><text:span text:style-name="T1">WAP to create a class student. Create an array of objects dynamically using new operator. The number of objects in array should be input by user during runtime.</text:span></text:p>
      <text:p text:style-name="P8"><text:span text:style-name="T1">During runtime , input the value 3 and call set , get, add fun for these 3 dynamic objects.</text:span></text:p>
      <text:p text:style-name="P8"><text:span text:style-name="T1">Q</text:span><text:span text:style-name="T8">9</text:span><text:span text:style-name="T1">- What is a </text:span><text:span text:style-name="T2">Scope resolution operator</text:span><text:span text:style-name="T1">? List three uses of scope resolution operator.</text:span></text:p>
      <text:p text:style-name="P10"><text:span text:style-name="T1">Q10- What is function overloading? Why is it done? What rule must be followed for function overloading?</text:span></text:p>
      <text:p text:style-name="P8"><text:span text:style-name="T1">Q</text:span><text:span text:style-name="T8">1</text:span><text:span text:style-name="T9">1</text:span><text:span text:style-name="T1">- On </text:span><text:span text:style-name="T2">Function Overloading</text:span></text:p>
      <text:p text:style-name="P13">Do not use any class. Overloa<text:span text:style-name="T13">d a simple sum function three times without any class.</text:span></text:p>
      <text:p text:style-name="P14">Q<text:span text:style-name="T14">1</text:span><text:span text:style-name="T15">2</text:span>- On <text:span text:style-name="T12">Function overloading with class</text:span></text:p>
      <text:p text:style-name="P15">Overload the set function two time in student class.</text:p>
      <text:p text:style-name="P15">Q1<text:span text:style-name="T15">3</text:span>- <text:span text:style-name="T15">What is constructor overloading ? Why is it done ?</text:span></text:p>
      <text:p text:style-name="P16">Q14- on <text:span text:style-name="T12">Constructor overloading. </text:span></text:p>
      <text:p text:style-name="P16">Create the student class. Create two constructors for this class. One with parameters and other without parameters. Create two objects using different constructors.</text:p>
      <text:p text:style-name="P16">Q15- What is a copy constructor? How many copy constructors are there ? What are the situations in which a copy constructor is called?</text:p>
      <text:p text:style-name="P16">Q16- What is a default copy constructor? What is the need for overloading default copy constructor?</text:p>
      <text:p text:style-name="P17">Q17- On <text:span text:style-name="T12">overloading copy constructor</text:span></text:p>
      <text:p text:style-name="P18">create a class student. Overload the default copy constructor for this class. </text:p>
      <text:p text:style-name="P18"><text:soft-page-break/>Create two objects obj1, obj2.</text:p>
      <text:p text:style-name="P18">Copy obj1 to obj2 like this -</text:p>
      <text:p text:style-name="P18">obj2=obj1; //overloaded copy const will be called.</text:p>
      <text:p text:style-name="P18"/>
      <text:p text:style-name="P16">Q1<text:span text:style-name="T16">8</text:span>- Write some differences between calloc and malloc.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30T19:42:56.015000000</meta:creation-date>
    <dc:date>2021-10-30T20:39:33.600000000</dc:date>
    <meta:editing-duration>PT35M31S</meta:editing-duration>
    <meta:editing-cycles>8</meta:editing-cycles>
    <meta:generator>LibreOffice/7.0.4.2$Windows_X86_64 LibreOffice_project/dcf040e67528d9187c66b2379df5ea4407429775</meta:generator>
    <meta:document-statistic meta:table-count="0" meta:image-count="0" meta:object-count="0" meta:page-count="5" meta:paragraph-count="76" meta:word-count="615" meta:character-count="3824" meta:non-whitespace-character-count="3274"/>
  </office:meta>
</office:document-meta>
</file>